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7.774cm" fo:min-width="18.024cm" fo:padding-top="0.213cm" fo:padding-bottom="0.213cm" fo:padding-left="0.338cm" fo:padding-right="0.338cm"/>
    </style:style>
    <style:style style:name="gr2" style:family="graphic" style:parent-style-name="standard">
      <style:graphic-properties draw:stroke="none" svg:stroke-width="0.176cm" svg:stroke-color="#000000" draw:marker-start-width="0.464cm" draw:marker-end-width="0.464cm" draw:fill="none" draw:fill-color="#ffffff" fo:min-height="7.883cm"/>
    </style:style>
    <style:style style:name="gr3" style:family="graphic" style:parent-style-name="standard">
      <style:graphic-properties draw:stroke="none" svg:stroke-width="0.176cm" svg:stroke-color="#000000" draw:marker-start-width="0.464cm" draw:marker-end-width="0.464cm" draw:fill="none" draw:fill-color="#ffffff" fo:min-height="15.765cm"/>
    </style:style>
    <style:style style:name="gr4" style:family="graphic" style:parent-style-name="standard">
      <style:graphic-properties draw:stroke="none" svg:stroke-width="0.176cm" svg:stroke-color="#000000" draw:marker-start-width="0.464cm" draw:marker-end-width="0.464cm" draw:fill="none" draw:fill-color="#ffffff" fo:min-height="11.824cm"/>
    </style:style>
    <style:style style:name="gr5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.474cm" fo:min-width="27.518cm" fo:padding-top="0.213cm" fo:padding-bottom="0.213cm" fo:padding-left="0.338cm" fo:padding-right="0.338cm"/>
    </style:style>
    <style:style style:name="gr6" style:family="graphic" style:parent-style-name="standard">
      <style:graphic-properties svg:stroke-width="0.176cm" svg:stroke-color="#000000" draw:marker-start-width="0.462cm" draw:marker-end-width="0.462cm" draw:fill-color="#ffffff" draw:textarea-horizontal-align="justify" draw:textarea-vertical-align="middle" draw:auto-grow-height="false" fo:min-height="1.478cm" fo:min-width="27.522cm" fo:padding-top="0.211cm" fo:padding-bottom="0.211cm" fo:padding-left="0.336cm" fo:padding-right="0.336cm"/>
    </style:style>
    <style:style style:name="gr7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.474cm" fo:min-width="11.338cm" fo:padding-top="0.213cm" fo:padding-bottom="0.213cm" fo:padding-left="0.338cm" fo:padding-right="0.338cm"/>
    </style:style>
    <style:style style:name="gr8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.474cm" fo:min-width="8.546cm" fo:padding-top="0.213cm" fo:padding-bottom="0.213cm" fo:padding-left="0.338cm" fo:padding-right="0.338cm"/>
    </style:style>
    <style:style style:name="gr9" style:family="graphic" style:parent-style-name="standard">
      <style:graphic-properties svg:stroke-width="0.176cm" svg:stroke-color="#000000" draw:marker-start-width="0.73cm" draw:marker-end-width="0.73cm" draw:fill-color="#ffffff" draw:textarea-horizontal-align="justify" draw:textarea-vertical-align="middle" draw:auto-grow-height="false" fo:min-height="1.624cm" fo:min-width="12.449cm" fo:padding-top="0.213cm" fo:padding-bottom="0.213cm" fo:padding-left="0.338cm" fo:padding-right="0.338cm"/>
    </style:style>
    <style:style style:name="gr10" style:family="graphic" style:parent-style-name="standard">
      <style:graphic-properties svg:stroke-width="0.176cm" svg:stroke-color="#000000" draw:marker-start-width="0.73cm" draw:marker-end-width="0.73cm" draw:fill-color="#666666" draw:textarea-horizontal-align="justify" draw:textarea-vertical-align="middle" draw:auto-grow-height="false" fo:min-height="11.013cm" fo:min-width="9.756cm" fo:padding-top="0.213cm" fo:padding-bottom="0.213cm" fo:padding-left="0.338cm" fo:padding-right="0.338cm"/>
    </style:style>
    <style:style style:name="gr11" style:family="graphic" style:parent-style-name="standard">
      <style:graphic-properties svg:stroke-width="0.176cm" svg:stroke-color="#000000" draw:marker-start-width="0.73cm" draw:marker-end-width="0.73cm" draw:fill-color="#b2b2b2" draw:textarea-horizontal-align="justify" draw:textarea-vertical-align="middle" draw:auto-grow-height="false" fo:min-height="11.013cm" fo:min-width="9.756cm" fo:padding-top="0.213cm" fo:padding-bottom="0.213cm" fo:padding-left="0.338cm" fo:padding-right="0.338cm"/>
    </style:style>
    <style:style style:name="gr12" style:family="graphic" style:parent-style-name="standard">
      <style:graphic-properties svg:stroke-width="0.176cm" svg:stroke-color="#000000" draw:marker-start-width="0.73cm" draw:marker-end-width="0.73cm" draw:fill-color="#dddddd" draw:textarea-horizontal-align="justify" draw:textarea-vertical-align="middle" draw:auto-grow-height="false" fo:min-height="11.013cm" fo:min-width="9.756cm" fo:padding-top="0.213cm" fo:padding-bottom="0.213cm" fo:padding-left="0.338cm" fo:padding-right="0.338cm"/>
    </style:style>
    <style:style style:name="gr13" style:family="graphic" style:parent-style-name="standard">
      <style:graphic-properties svg:stroke-width="0.176cm" svg:stroke-color="#000000" draw:marker-start-width="0.73cm" draw:marker-end-width="0.73cm" draw:fill-color="#ffffff" draw:textarea-horizontal-align="justify" draw:textarea-vertical-align="middle" draw:auto-grow-height="false" fo:min-height="11.013cm" fo:min-width="9.755cm" fo:padding-top="0.213cm" fo:padding-bottom="0.213cm" fo:padding-left="0.338cm" fo:padding-right="0.338cm"/>
    </style:style>
    <style:style style:name="gr14" style:family="graphic" style:parent-style-name="standard">
      <style:graphic-properties svg:stroke-width="0.176cm" svg:stroke-color="#000000" draw:marker-start-width="0.73cm" draw:marker-end-width="0.73cm" draw:fill-color="#ffffff" draw:textarea-horizontal-align="justify" draw:textarea-vertical-align="middle" draw:auto-grow-height="false" fo:min-height="11.013cm" fo:min-width="9.756cm" fo:padding-top="0.213cm" fo:padding-bottom="0.213cm" fo:padding-left="0.338cm" fo:padding-right="0.338cm"/>
    </style:style>
    <style:style style:name="gr15" style:family="graphic" style:parent-style-name="objectwithoutfill">
      <style:graphic-properties draw:stroke="solid" draw:stroke-dash="Fine_20_Dashed" svg:stroke-width="0.176cm" draw:marker-start="Arrow" draw:marker-start-width="1.235cm" draw:marker-end="Arrow" draw:marker-end-width="1.234cm" draw:fill="none" fo:padding-top="0.213cm" fo:padding-bottom="0.213cm" fo:padding-left="0.338cm" fo:padding-right="0.338cm"/>
    </style:style>
    <style:style style:name="gr16" style:family="graphic" style:parent-style-name="objectwithoutfill">
      <style:graphic-properties draw:stroke="dash" draw:stroke-dash="Fine_20_Dashed" svg:stroke-width="0.176cm" draw:marker-start="Triangle_20_unfilled" draw:marker-start-width="1.411cm" draw:marker-end="" draw:marker-end-width="1.234cm" draw:fill="none" fo:padding-top="0.213cm" fo:padding-bottom="0.213cm" fo:padding-left="0.338cm" fo:padding-right="0.338cm"/>
    </style:style>
    <style:style style:name="gr17" style:family="graphic" style:parent-style-name="standard">
      <style:graphic-properties svg:stroke-width="0.176cm" svg:stroke-color="#000000" draw:marker-start-width="0.73cm" draw:marker-end-width="0.73cm" draw:fill-color="#ffffff" draw:textarea-horizontal-align="justify" draw:textarea-vertical-align="middle" draw:auto-grow-height="false" fo:min-height="10.837cm" fo:min-width="9.579cm" fo:padding-top="0.213cm" fo:padding-bottom="0.213cm" fo:padding-left="0.338cm" fo:padding-right="0.338cm"/>
    </style:style>
    <style:style style:name="gr18" style:family="graphic" style:parent-style-name="standard">
      <style:graphic-properties svg:stroke-width="0.176cm" svg:stroke-color="#000000" draw:marker-start-width="0.73cm" draw:marker-end-width="0.73cm" draw:fill-color="#ffffff" draw:textarea-horizontal-align="justify" draw:textarea-vertical-align="middle" draw:auto-grow-height="false" fo:min-height="10.494cm" fo:min-width="29.444cm" fo:padding-top="0.213cm" fo:padding-bottom="0.213cm" fo:padding-left="0.338cm" fo:padding-right="0.338cm"/>
    </style:style>
    <style:style style:name="gr19" style:family="graphic" style:parent-style-name="standard">
      <style:graphic-properties draw:stroke="none" svg:stroke-color="#000000" draw:fill="none" draw:fill-color="#ffffff" fo:min-height="2.1cm"/>
    </style:style>
    <style:style style:name="gr20" style:family="graphic" style:parent-style-name="standard">
      <style:graphic-properties draw:stroke="none" svg:stroke-color="#000000" draw:fill="none" draw:fill-color="#ffffff" fo:min-height="2.101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style:font-name="Andale Mono1"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0pt" fo:font-weight="bold" style:font-size-asian="100pt" style:font-weight-asian="bold" style:font-size-complex="100pt" style:font-weight-complex="bold"/>
    </style:style>
    <style:style style:name="P5" style:family="paragraph">
      <loext:graphic-properties draw:fill-color="#ffffff"/>
      <style:paragraph-properties fo:text-align="start"/>
      <style:text-properties style:font-name="Andale Mono1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ffffff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8" style:family="paragraph">
      <loext:graphic-properties draw:fill-color="#666666"/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-color="#b2b2b2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dddddd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start"/>
      <style:text-properties fo:font-size="50pt" fo:font-weight="bold" style:font-size-asian="50pt" style:font-weight-asian="bold" style:font-size-complex="50pt" style:font-weight-complex="bold"/>
    </style:style>
    <style:style style:name="P14" style:family="paragraph">
      <loext:graphic-properties draw:fill="none" draw:fill-color="#ffffff"/>
      <style:text-properties fo:font-size="50pt" fo:font-weight="bold" style:font-size-asian="50pt" style:font-weight-asian="bold" style:font-size-complex="50pt" style:font-weight-complex="bold"/>
    </style:style>
    <style:style style:name="T1" style:family="text">
      <style:text-properties style:font-name="Andale Mono1"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100pt" fo:font-weight="bold" style:font-size-asian="100pt" style:font-weight-asian="bold" style:font-size-complex="100pt" style:font-weight-complex="bold"/>
    </style:style>
    <style:style style:name="T3" style:family="text">
      <style:text-properties style:font-name="Andale Mono1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30pt" fo:font-weight="bold" style:font-size-asian="30pt" style:font-weight-asian="bold" style:font-size-complex="30pt" style:font-weight-complex="bold"/>
    </style:style>
    <style:style style:name="T6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50pt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8.7cm" svg:height="18.2cm" svg:x="50.171cm" svg:y="31.738cm">
            <text:p text:style-name="P1"><text:span text:style-name="T1">@Entity</text:span></text:p>
            <text:p text:style-name="P1"><text:span text:style-name="T1">@XmlRootElement(name="company")</text:span></text:p>
            <text:p text:style-name="P1"><text:span text:style-name="T1">@XmlAccessorType(XmlAccessType.FIELD)</text:span></text:p>
            <text:p text:style-name="P1"><text:span text:style-name="T1">public class Company {</text:span></text:p>
            <text:p text:style-name="P1"><text:span text:style-name="T1"/></text:p>
            <text:p text:style-name="P1"><text:span text:style-name="T1"><text:tab/></text:span><text:span text:style-name="T1">@Id</text:span></text:p>
            <text:p text:style-name="P1"><text:span text:style-name="T1"><text:tab/></text:span><text:span text:style-name="T1">@GeneratedValue(strategy=GenerationType.AUTO)</text:span></text:p>
            <text:p text:style-name="P1"><text:span text:style-name="T1"><text:tab/></text:span><text:span text:style-name="T1">@XmlAttribute</text:span></text:p>
            <text:p text:style-name="P1"><text:span text:style-name="T1"><text:tab/></text:span><text:span text:style-name="T1">private int id;</text:span></text:p>
            <text:p text:style-name="P1"><text:span text:style-name="T1"><text:tab/></text:span></text:p>
            <text:p text:style-name="P1"><text:span text:style-name="T1"><text:tab/></text:span><text:span text:style-name="T1">@XmlAttribute</text:span></text:p>
            <text:p text:style-name="P1"><text:span text:style-name="T1"><text:tab/></text:span><text:span text:style-name="T1">private String name;</text:span></text:p>
            <text:p text:style-name="P1"><text:span text:style-name="T1"><text:tab/></text:span></text:p>
            <text:p text:style-name="P1"><text:span text:style-name="T1"><text:tab/></text:span><text:span text:style-name="T1">@XmlElementWrapper(name="departments")</text:span></text:p>
            <text:p text:style-name="P1"><text:span text:style-name="T1"><text:tab/></text:span><text:span text:style-name="T1">@XmlElement(name="department")</text:span></text:p>
            <text:p text:style-name="P1"><text:span text:style-name="T1"><text:tab/></text:span><text:span text:style-name="T1">@OneToMany(mappedBy="company", fetch=FetchType.LAZY, cascade=CascadeType.ALL)</text:span></text:p>
            <text:p text:style-name="P1"><text:span text:style-name="T1"><text:tab/></text:span><text:span text:style-name="T1">private Collection&lt;Department&gt; departments;</text:span></text:p>
            <text:p text:style-name="P1"><text:span text:style-name="T1"><text:tab/></text:span></text:p>
            <text:p text:style-name="P1"><text:span text:style-name="T1"><text:tab/></text:span><text:span text:style-name="T1">public Company() {</text:span></text:p>
            <text:p text:style-name="P1"><text:span text:style-name="T1"><text:tab/></text:span><text:span text:style-name="T1"><text:tab/></text:span><text:span text:style-name="T1">departments = new LinkedList&lt;&gt;();</text:span></text:p>
            <text:p text:style-name="P1"><text:span text:style-name="T1"><text:tab/></text:span><text:span text:style-name="T1">}</text:span></text:p>
            <text:p text:style-name="P1"><text:span text:style-name="T1"><text:tab/></text:span></text:p>
            <text:p text:style-name="P1"><text:span text:style-name="T1"><text:tab/></text:span><text:span text:style-name="T1">public Company(String name) {</text:span></text:p>
            <text:p text:style-name="P1"><text:span text:style-name="T1"><text:tab/></text:span><text:span text:style-name="T1"><text:tab/></text:span><text:span text:style-name="T1">this();</text:span></text:p>
            <text:p text:style-name="P1"><text:span text:style-name="T1"><text:tab/></text:span><text:span text:style-name="T1"><text:tab/></text:span><text:span text:style-name="T1">setName(name);</text:span></text:p>
            <text:p text:style-name="P1"><text:span text:style-name="T1"><text:tab/></text:span><text:span text:style-name="T1">}</text:span></text:p>
            <text:p text:style-name="P1"><text:span text:style-name="T1"/></text:p>
            <text:p text:style-name="P1"><text:span text:style-name="T1"><text:tab/></text:span><text:span text:style-name="T1">public int getId() {</text:span></text:p>
            <text:p text:style-name="P1"><text:span text:style-name="T1"><text:tab/></text:span><text:span text:style-name="T1"><text:tab/></text:span><text:span text:style-name="T1">return id;</text:span></text:p>
            <text:p text:style-name="P1"><text:span text:style-name="T1"><text:tab/></text:span><text:span text:style-name="T1">}</text:span></text:p>
            <text:p text:style-name="P1"><text:span text:style-name="T1"><text:tab/></text:span><text:span text:style-name="T1">public void setId(int id) {</text:span></text:p>
            <text:p text:style-name="P1"><text:span text:style-name="T1"><text:tab/></text:span><text:span text:style-name="T1"><text:tab/></text:span><text:span text:style-name="T1">this.id = id;</text:span></text:p>
            <text:p text:style-name="P1"><text:span text:style-name="T1"><text:tab/></text:span><text:span text:style-name="T1">}</text:span></text:p>
            <text:p text:style-name="P1"><text:span text:style-name="T1"><text:tab/></text:span><text:span text:style-name="T1">public String getName() {</text:span></text:p>
            <text:p text:style-name="P1"><text:span text:style-name="T1"><text:tab/></text:span><text:span text:style-name="T1"><text:tab/></text:span><text:span text:style-name="T1">return name;</text:span></text:p>
            <text:p text:style-name="P1"><text:span text:style-name="T1"><text:tab/></text:span><text:span text:style-name="T1">}</text:span></text:p>
            <text:p text:style-name="P1"><text:span text:style-name="T1"><text:tab/></text:span><text:span text:style-name="T1">public void setName(String name) {</text:span></text:p>
            <text:p text:style-name="P1"><text:span text:style-name="T1"><text:tab/></text:span><text:span text:style-name="T1"><text:tab/></text:span><text:span text:style-name="T1">this.name = name;</text:span></text:p>
            <text:p text:style-name="P1"><text:span text:style-name="T1"><text:tab/></text:span><text:span text:style-name="T1">}</text:span></text:p>
            <text:p text:style-name="P1"><text:span text:style-name="T1"><text:tab/></text:span><text:span text:style-name="T1">public Collection&lt;Department&gt; getDepartments() {</text:span></text:p>
            <text:p text:style-name="P1"><text:span text:style-name="T1"><text:tab/></text:span><text:span text:style-name="T1"><text:tab/></text:span><text:span text:style-name="T1">return departments;</text:span></text:p>
            <text:p text:style-name="P1"><text:span text:style-name="T1"><text:tab/></text:span><text:span text:style-name="T1">}</text:span></text:p>
            <text:p text:style-name="P1"><text:span text:style-name="T1"><text:tab/></text:span></text:p>
            <text:p text:style-name="P1"><text:span text:style-name="T1">}</text:span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8.679cm" svg:height="8.133cm" svg:x="55.182cm" svg:y="36.772cm">
            <draw:text-box>
              <text:p text:style-name="P3"><text:span text:style-name="T2">Java</text:span></text:p>
            </draw:text-box>
          </draw:frame>
        </draw:g>
        <draw:g>
          <draw:custom-shape draw:style-name="gr1" draw:text-style-name="P2" draw:layer="layout" svg:width="18.7cm" svg:height="18.2cm" svg:x="20.604cm" svg:y="14.638cm">
            <text:p text:style-name="P1"><text:span text:style-name="T1">&lt;?xml version="1.0" encoding="UTF-8" standalone="yes"?&gt;</text:span></text:p>
            <text:p text:style-name="P1"><text:span text:style-name="T1">&lt;company id="232" name="Softlang Inc."&gt;</text:span></text:p>
            <text:p text:style-name="P1"><text:span text:style-name="T1"><text:s text:c="4"/></text:span><text:span text:style-name="T1">&lt;departments&gt;</text:span></text:p>
            <text:p text:style-name="P1"><text:span text:style-name="T1"><text:s text:c="8"/></text:span><text:span text:style-name="T1">&lt;department id="233" name="Grammar Engineering"&gt;</text:span></text:p>
            <text:p text:style-name="P1"><text:span text:style-name="T1"><text:s text:c="12"/></text:span><text:span text:style-name="T1">&lt;employees&gt;</text:span></text:p>
            <text:p text:style-name="P1"><text:span text:style-name="T1"><text:s text:c="16"/></text:span><text:span text:style-name="T1">&lt;employee id="237" name="John Backus" age="40" salary="55000.0"/&gt;</text:span></text:p>
            <text:p text:style-name="P1"><text:span text:style-name="T1"><text:s text:c="16"/></text:span><text:span text:style-name="T1">&lt;employee id="234" name="Peter Naur" age="40" salary="55000.0"/&gt;</text:span></text:p>
            <text:p text:style-name="P1"><text:span text:style-name="T1"><text:s text:c="12"/></text:span><text:span text:style-name="T1">&lt;/employees&gt;</text:span></text:p>
            <text:p text:style-name="P1"><text:span text:style-name="T1"><text:s text:c="12"/></text:span><text:span text:style-name="T1">&lt;manager id="234" name="Peter Naur" age="40" salary="55000.0"/&gt;</text:span></text:p>
            <text:p text:style-name="P1"><text:span text:style-name="T1"><text:s text:c="8"/></text:span><text:span text:style-name="T1">&lt;/department&gt;</text:span></text:p>
            <text:p text:style-name="P1"><text:span text:style-name="T1"><text:s text:c="8"/></text:span><text:span text:style-name="T1">&lt;department id="238" name="Research &amp;amp; Development"&gt;</text:span></text:p>
            <text:p text:style-name="P1"><text:span text:style-name="T1"><text:s text:c="12"/></text:span><text:span text:style-name="T1">&lt;employees&gt;</text:span></text:p>
            <text:p text:style-name="P1"><text:span text:style-name="T1"><text:s text:c="16"/></text:span><text:span text:style-name="T1">&lt;employee id="240" name="Alonzo Church" age="40" salary="55000.0"/&gt;</text:span></text:p>
            <text:p text:style-name="P1"><text:span text:style-name="T1"><text:s text:c="16"/></text:span><text:span text:style-name="T1">&lt;employee id="239" name="Alan Turing" age="40" salary="55000.0"/&gt;</text:span></text:p>
            <text:p text:style-name="P1"><text:span text:style-name="T1"><text:s text:c="12"/></text:span><text:span text:style-name="T1">&lt;/employees&gt;</text:span></text:p>
            <text:p text:style-name="P1"><text:span text:style-name="T1"><text:s text:c="12"/></text:span><text:span text:style-name="T1">&lt;manager id="239" name="Alan Turing" age="40" salary="55000.0"/&gt;</text:span></text:p>
            <text:p text:style-name="P1"><text:span text:style-name="T1"><text:s text:c="8"/></text:span><text:span text:style-name="T1">&lt;/department&gt;</text:span></text:p>
            <text:p text:style-name="P1"><text:span text:style-name="T1"><text:s text:c="8"/></text:span><text:span text:style-name="T1">&lt;department id="235" name="Language Engineering"&gt;</text:span></text:p>
            <text:p text:style-name="P1"><text:span text:style-name="T1"><text:s text:c="12"/></text:span><text:span text:style-name="T1">&lt;employees&gt;</text:span></text:p>
            <text:p text:style-name="P1"><text:span text:style-name="T1"><text:s text:c="16"/></text:span><text:span text:style-name="T1">&lt;employee id="236" name="Niklaus Wirth" age="40" salary="55000.0"/&gt;</text:span></text:p>
            <text:p text:style-name="P1"><text:span text:style-name="T1"><text:s text:c="12"/></text:span><text:span text:style-name="T1">&lt;/employees&gt;</text:span></text:p>
            <text:p text:style-name="P1"><text:span text:style-name="T1"><text:s text:c="12"/></text:span><text:span text:style-name="T1">&lt;manager id="236" name="Niklaus Wirth" age="40" salary="55000.0"/&gt;</text:span></text:p>
            <text:p text:style-name="P1"><text:span text:style-name="T1"><text:s text:c="12"/></text:span><text:span text:style-name="T1">&lt;subDepartments id="233" name="Grammar Engineering"&gt;</text:span></text:p>
            <text:p text:style-name="P1"><text:span text:style-name="T1"><text:s text:c="16"/></text:span><text:span text:style-name="T1">&lt;employees&gt;</text:span></text:p>
            <text:p text:style-name="P1"><text:span text:style-name="T1"><text:s text:c="20"/></text:span><text:span text:style-name="T1">&lt;employee id="237" name="John Backus" age="40" salary="55000.0"/&gt;</text:span></text:p>
            <text:p text:style-name="P1"><text:span text:style-name="T1"><text:s text:c="20"/></text:span><text:span text:style-name="T1">&lt;employee id="234" name="Peter Naur" age="40" salary="55000.0"/&gt;</text:span></text:p>
            <text:p text:style-name="P1"><text:span text:style-name="T1"><text:s text:c="16"/></text:span><text:span text:style-name="T1">&lt;/employees&gt;</text:span></text:p>
            <text:p text:style-name="P1"><text:span text:style-name="T1"><text:s text:c="16"/></text:span><text:span text:style-name="T1">&lt;manager id="234" name="Peter Naur" age="40" salary="55000.0"/&gt;</text:span></text:p>
            <text:p text:style-name="P1"><text:span text:style-name="T1"><text:s text:c="12"/></text:span><text:span text:style-name="T1">&lt;/subDepartments&gt;</text:span></text:p>
            <text:p text:style-name="P1"><text:span text:style-name="T1"><text:s text:c="8"/></text:span><text:span text:style-name="T1">&lt;/department&gt;</text:span></text:p>
            <text:p text:style-name="P1"><text:span text:style-name="T1"><text:s text:c="8"/></text:span><text:span text:style-name="T1">&lt;department id="241" name="Programming"&gt;</text:span></text:p>
            <text:p text:style-name="P1"><text:span text:style-name="T1"><text:s text:c="12"/></text:span><text:span text:style-name="T1">&lt;employees&gt;</text:span></text:p>
            <text:p text:style-name="P1"><text:span text:style-name="T1"><text:s text:c="16"/></text:span><text:span text:style-name="T1">&lt;employee id="242" name="Ada Lovelace" age="40" salary="55000.0"/&gt;</text:span></text:p>
            <text:p text:style-name="P1"><text:span text:style-name="T1"><text:s text:c="12"/></text:span><text:span text:style-name="T1">&lt;/employees&gt;</text:span></text:p>
            <text:p text:style-name="P1"><text:span text:style-name="T1"><text:s text:c="12"/></text:span><text:span text:style-name="T1">&lt;manager id="242" name="Ada Lovelace" age="40" salary="55000.0"/&gt;</text:span></text:p>
            <text:p text:style-name="P1"><text:span text:style-name="T1"><text:s text:c="8"/></text:span><text:span text:style-name="T1">&lt;/department&gt;</text:span></text:p>
            <text:p text:style-name="P1"><text:span text:style-name="T1"><text:s text:c="4"/></text:span><text:span text:style-name="T1">&lt;/departments&gt;</text:span></text:p>
            <text:p text:style-name="P1"><text:span text:style-name="T1">&lt;/company&gt;</text:span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9.046cm" svg:height="8.133cm" svg:x="25.431cm" svg:y="19.672cm">
            <draw:text-box>
              <text:p text:style-name="P3"><text:span text:style-name="T2">XML</text:span></text:p>
            </draw:text-box>
          </draw:frame>
        </draw:g>
        <draw:g>
          <draw:custom-shape draw:style-name="gr1" draw:text-style-name="P5" draw:layer="layout" svg:width="18.7cm" svg:height="18.2cm" svg:x="20.604cm" svg:y="51.265cm">
            <text:p text:style-name="P1"><text:span text:style-name="T3">&lt;?xml version="1.0" encoding="UTF-8" standalone="yes"?&gt;</text:span></text:p>
            <text:p text:style-name="P1"><text:span text:style-name="T3">&lt;xs:schema version="1.0" xmlns:xs="http://www.w3.org/2001/XMLSchema"&gt;</text:span></text:p>
            <text:p text:style-name="P1"><text:span text:style-name="T3"/></text:p>
            <text:p text:style-name="P1"><text:span text:style-name="T3"><text:s text:c="2"/></text:span><text:span text:style-name="T3">&lt;xs:element name="company" type="company"/&gt;</text:span></text:p>
            <text:p text:style-name="P1"><text:span text:style-name="T3"/></text:p>
            <text:p text:style-name="P1"><text:span text:style-name="T3"><text:s text:c="2"/>… </text:span></text:p>
            <text:p text:style-name="P1"><text:span text:style-name="T3"/></text:p>
            <text:p text:style-name="P1"><text:span text:style-name="T3"><text:s text:c="2"/></text:span><text:span text:style-name="T3">&lt;xs:complexType name="company"&gt;</text:span></text:p>
            <text:p text:style-name="P1"><text:span text:style-name="T3"><text:s text:c="4"/></text:span><text:span text:style-name="T3">&lt;xs:sequence&gt;</text:span></text:p>
            <text:p text:style-name="P1"><text:span text:style-name="T3"><text:s text:c="6"/></text:span><text:span text:style-name="T3">&lt;xs:element name="departments" minOccurs="0"&gt;</text:span></text:p>
            <text:p text:style-name="P1"><text:span text:style-name="T3"><text:s text:c="8"/></text:span><text:span text:style-name="T3">&lt;xs:complexType&gt;</text:span></text:p>
            <text:p text:style-name="P1"><text:span text:style-name="T3"><text:s text:c="10"/></text:span><text:span text:style-name="T3">&lt;xs:sequence&gt;</text:span></text:p>
            <text:p text:style-name="P1"><text:span text:style-name="T3"><text:s text:c="12"/></text:span><text:span text:style-name="T3">&lt;xs:element ref="department" minOccurs="0" maxOccurs="unbounded"/&gt;</text:span></text:p>
            <text:p text:style-name="P1"><text:span text:style-name="T3"><text:s text:c="10"/></text:span><text:span text:style-name="T3">&lt;/xs:sequence&gt;</text:span></text:p>
            <text:p text:style-name="P1"><text:span text:style-name="T3"><text:s text:c="8"/></text:span><text:span text:style-name="T3">&lt;/xs:complexType&gt;</text:span></text:p>
            <text:p text:style-name="P1"><text:span text:style-name="T3"><text:s text:c="6"/></text:span><text:span text:style-name="T3">&lt;/xs:element&gt;</text:span></text:p>
            <text:p text:style-name="P1"><text:span text:style-name="T3"><text:s text:c="4"/></text:span><text:span text:style-name="T3">&lt;/xs:sequence&gt;</text:span></text:p>
            <text:p text:style-name="P1"><text:span text:style-name="T3"><text:s text:c="4"/></text:span><text:span text:style-name="T3">&lt;xs:attribute name="id" type="xs:int" use="required"/&gt;</text:span></text:p>
            <text:p text:style-name="P1"><text:span text:style-name="T3"><text:s text:c="4"/></text:span><text:span text:style-name="T3">&lt;xs:attribute name="name" type="xs:string"/&gt;</text:span></text:p>
            <text:p text:style-name="P1"><text:span text:style-name="T3"><text:s text:c="2"/></text:span><text:span text:style-name="T3">&lt;/xs:complexType&gt;</text:span></text:p>
            <text:p text:style-name="P1"><text:span text:style-name="T3"/></text:p>
            <text:p text:style-name="P1"><text:span text:style-name="T3"><text:s text:c="2"/>…</text:span></text:p>
            <text:p text:style-name="P1"><text:span text:style-name="T3"/></text:p>
            <text:p text:style-name="P1"><text:span text:style-name="T3">&lt;/xs:schema&gt;</text:span></text:p>
            <text:p text:style-name="P1"><text:span text:style-name="T3"/></text:p>
            <text:p text:style-name="P1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8.246cm" svg:height="8.133cm" svg:x="25.831cm" svg:y="56.299cm">
            <draw:text-box>
              <text:p text:style-name="P3"><text:span text:style-name="T2">XSD</text:span></text:p>
            </draw:text-box>
          </draw:frame>
        </draw:g>
        <draw:g>
          <draw:custom-shape draw:style-name="gr1" draw:text-style-name="P2" draw:layer="layout" svg:width="18.7cm" svg:height="18.2cm" svg:x="79.637cm" svg:y="14.638cm">
            <text:p text:style-name="P1"><text:span text:style-name="T1">&lt;?xml version="1.0" encoding="UTF-8" standalone="no"?&gt;</text:span></text:p>
            <text:p text:style-name="P1"><text:span text:style-name="T1">&lt;!-- Generated May 30, 2017 10:43:47 PM by Hibernate Tools 5.2.3.Final →</text:span></text:p>
            <text:p text:style-name="P1"><text:span text:style-name="T1">&lt;!DOCTYPE hibernate-mapping PUBLIC "-//Hibernate/Hibernate Mapping DTD 3.0//EN" "http://www.hibernate.org/dtd/hibernate-mapping-3.0.dtd"&gt;</text:span></text:p>
            <text:p text:style-name="P1"><text:span text:style-name="T1"/></text:p>
            <text:p text:style-name="P1"><text:span text:style-name="T1">&lt;hibernate-mapping auto-import="true" default-access="property" default-</text:span></text:p>
            <text:p text:style-name="P1"><text:span text:style-name="T1"><text:tab/></text:span><text:span text:style-name="T1">cascade="none" default-lazy="true"&gt;</text:span></text:p>
            <text:p text:style-name="P1"><text:span text:style-name="T1"/></text:p>
            <text:p text:style-name="P1"><text:span text:style-name="T1"><text:s text:c="4"/></text:span><text:span text:style-name="T1">&lt;class dynamic-insert="false" dynamic-update="false" mutable="true" </text:span></text:p>
            <text:p text:style-name="P1"><text:span text:style-name="T1"><text:tab/></text:span><text:span text:style-name="T1">name="org.softlang.maxmeffert.bscthesis.scenarios.model.Company" optimistic-</text:span></text:p>
            <text:p text:style-name="P1"><text:span text:style-name="T1"><text:tab/></text:span><text:span text:style-name="T1">lock="version" polymorphism="implicit" select-before-update="false" </text:span></text:p>
            <text:p text:style-name="P1"><text:span text:style-name="T1"><text:tab/></text:span><text:span text:style-name="T1">table="Company"&gt;</text:span></text:p>
            <text:p text:style-name="P1"><text:span text:style-name="T1"/></text:p>
            <text:p text:style-name="P1"><text:span text:style-name="T1"><text:s text:c="8"/></text:span><text:span text:style-name="T1">&lt;id access="field" name="id" type="int"&gt;</text:span></text:p>
            <text:p text:style-name="P1"><text:span text:style-name="T1"><text:s text:c="12"/></text:span><text:span text:style-name="T1">&lt;column name="id"/&gt;</text:span></text:p>
            <text:p text:style-name="P1"><text:span text:style-name="T1"><text:s text:c="12"/></text:span><text:span text:style-name="T1">&lt;generator class="org.hibernate.id.enhanced.SequenceStyleGenerator"/&gt;</text:span></text:p>
            <text:p text:style-name="P1"><text:span text:style-name="T1"><text:s text:c="8"/></text:span><text:span text:style-name="T1">&lt;/id&gt;</text:span></text:p>
            <text:p text:style-name="P1"><text:span text:style-name="T1"/></text:p>
            <text:p text:style-name="P1"><text:span text:style-name="T1"><text:s text:c="8"/></text:span><text:span text:style-name="T1">&lt;bag access="field" cascade="all" embed-xml="true" fetch="select" </text:span></text:p>
            <text:p text:style-name="P1"><text:span text:style-name="T1"><text:tab/></text:span><text:span text:style-name="T1"><text:tab/></text:span><text:span text:style-name="T1">inverse="true" lazy="true" mutable="true" name="departments" optimistic-</text:span></text:p>
            <text:p text:style-name="P1"><text:span text:style-name="T1"><text:tab/></text:span><text:span text:style-name="T1"><text:tab/></text:span><text:span text:style-name="T1">lock="true" table="Department"&gt;</text:span></text:p>
            <text:p text:style-name="P1"><text:span text:style-name="T1"><text:s text:c="12"/></text:span><text:span text:style-name="T1">&lt;key on-delete="noaction"&gt;</text:span></text:p>
            <text:p text:style-name="P1"><text:span text:style-name="T1"><text:s text:c="16"/></text:span><text:span text:style-name="T1">&lt;column name="company_id"/&gt;</text:span></text:p>
            <text:p text:style-name="P1"><text:span text:style-name="T1"><text:s text:c="12"/></text:span><text:span text:style-name="T1">&lt;/key&gt;</text:span></text:p>
            <text:p text:style-name="P1"><text:span text:style-name="T1"><text:s text:c="12"/></text:span><text:span text:style-name="T1">&lt;one-to-many </text:span></text:p>
            <text:p text:style-name="P1"><text:span text:style-name="T1"><text:tab/></text:span><text:span text:style-name="T1"><text:tab/></text:span><text:span text:style-name="T1"><text:tab/></text:span><text:span text:style-name="T1">class="org.softlang.maxmeffert.bscthesis.scenarios.model.Department" </text:span></text:p>
            <text:p text:style-name="P1"><text:span text:style-name="T1"><text:tab/></text:span><text:span text:style-name="T1"><text:tab/></text:span><text:span text:style-name="T1"><text:tab/></text:span><text:span text:style-name="T1">embed-xml="true" not-found="exception"/&gt;</text:span></text:p>
            <text:p text:style-name="P1"><text:span text:style-name="T1"><text:s text:c="8"/></text:span><text:span text:style-name="T1">&lt;/bag&gt;</text:span></text:p>
            <text:p text:style-name="P1"><text:span text:style-name="T1"/></text:p>
            <text:p text:style-name="P1"><text:span text:style-name="T1"><text:s text:c="8"/></text:span><text:span text:style-name="T1">&lt;property access="field" generated="never" lazy="false" name="name" </text:span></text:p>
            <text:p text:style-name="P1"><text:span text:style-name="T1"><text:tab/></text:span><text:span text:style-name="T1"><text:tab/></text:span><text:span text:style-name="T1">optimistic-lock="true" type="java.lang.String" unique="false"&gt;</text:span></text:p>
            <text:p text:style-name="P1"><text:span text:style-name="T1"><text:s text:c="12"/></text:span><text:span text:style-name="T1">&lt;column name="name"/&gt;</text:span></text:p>
            <text:p text:style-name="P1"><text:span text:style-name="T1"><text:s text:c="8"/></text:span><text:span text:style-name="T1">&lt;/property&gt;</text:span></text:p>
            <text:p text:style-name="P1"><text:span text:style-name="T1"/></text:p>
            <text:p text:style-name="P1"><text:span text:style-name="T1"><text:s text:c="4"/></text:span><text:span text:style-name="T1">&lt;/class&gt;</text:span></text:p>
            <text:p text:style-name="P1"><text:span text:style-name="T1"/></text:p>
            <text:p text:style-name="P1"><text:span text:style-name="T1">&lt;/hibernate-mapping&gt;</text:span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8.467cm" svg:height="16.015cm" svg:x="79.754cm" svg:y="15.731cm">
            <draw:text-box>
              <text:p text:style-name="P3"><text:span text:style-name="T2">Hibernate XML</text:span></text:p>
            </draw:text-box>
          </draw:frame>
        </draw:g>
        <draw:g>
          <draw:custom-shape draw:style-name="gr1" draw:text-style-name="P5" draw:layer="layout" svg:width="18.7cm" svg:height="18.2cm" svg:x="79.637cm" svg:y="51.265cm">
            <text:p text:style-name="P1"><text:span text:style-name="T3">DROP TABLE IF EXISTS `Company`;</text:span></text:p>
            <text:p text:style-name="P1"><text:span text:style-name="T3">CREATE TABLE `Company` (</text:span></text:p>
            <text:p text:style-name="P1"><text:span text:style-name="T3"><text:s text:c="2"/></text:span><text:span text:style-name="T3">`id` int(11) NOT NULL,</text:span></text:p>
            <text:p text:style-name="P1"><text:span text:style-name="T3"><text:s text:c="2"/></text:span><text:span text:style-name="T3">`name` varchar(255) DEFAULT NULL,</text:span></text:p>
            <text:p text:style-name="P1"><text:span text:style-name="T3"><text:s text:c="2"/></text:span><text:span text:style-name="T3">PRIMARY KEY (`id`)</text:span></text:p>
            <text:p text:style-name="P1"><text:span text:style-name="T3">) ENGINE=InnoDB DEFAULT CHARSET=latin1;</text:span></text:p>
            <text:p text:style-name="P1"><text:span text:style-name="T3"/></text:p>
            <text:p text:style-name="P1"><text:span text:style-name="T3"/></text:p>
            <text:p text:style-name="P1"><text:span text:style-name="T3">DROP TABLE IF EXISTS `Department`;</text:span></text:p>
            <text:p text:style-name="P1"><text:span text:style-name="T3">CREATE TABLE `Department` (</text:span></text:p>
            <text:p text:style-name="P1"><text:span text:style-name="T3"><text:s text:c="2"/></text:span><text:span text:style-name="T3">`id` int(11) NOT NULL,</text:span></text:p>
            <text:p text:style-name="P1"><text:span text:style-name="T3"><text:s text:c="2"/></text:span><text:span text:style-name="T3">`name` varchar(255) DEFAULT NULL,</text:span></text:p>
            <text:p text:style-name="P1"><text:span text:style-name="T3"><text:s text:c="2"/></text:span><text:span text:style-name="T3">`company_id` int(11) DEFAULT NULL,</text:span></text:p>
            <text:p text:style-name="P1"><text:span text:style-name="T3"><text:s text:c="2"/></text:span><text:span text:style-name="T3">`manager_id` int(11) DEFAULT NULL,</text:span></text:p>
            <text:p text:style-name="P1"><text:span text:style-name="T3"><text:s text:c="2"/></text:span><text:span text:style-name="T3">`superDepartment_id` int(11) DEFAULT NULL,</text:span></text:p>
            <text:p text:style-name="P1"><text:span text:style-name="T3"><text:s text:c="2"/></text:span><text:span text:style-name="T3">PRIMARY KEY (`id`),</text:span></text:p>
            <text:p text:style-name="P1"><text:span text:style-name="T3"><text:s text:c="2"/></text:span><text:span text:style-name="T3">KEY `FK574somh2okhg2lwdahfdw9hq0` (`company_id`),</text:span></text:p>
            <text:p text:style-name="P1"><text:span text:style-name="T3"><text:s text:c="2"/></text:span><text:span text:style-name="T3">KEY `FK4376fbuulxj5ovpxrvb32l9d1` (`manager_id`),</text:span></text:p>
            <text:p text:style-name="P1"><text:span text:style-name="T3"><text:s text:c="2"/></text:span><text:span text:style-name="T3">KEY `FK6td2bn6t9d1emtl28485r2ph4` (`superDepartment_id`),</text:span></text:p>
            <text:p text:style-name="P1"><text:span text:style-name="T3"><text:s text:c="2"/></text:span><text:span text:style-name="T3">CONSTRAINT `FK4376fbuulxj5ovpxrvb32l9d1` FOREIGN KEY (`manager_id`) REFERENCES `Employee` (`id`),</text:span></text:p>
            <text:p text:style-name="P1"><text:span text:style-name="T3"><text:s text:c="2"/></text:span><text:span text:style-name="T3">CONSTRAINT `FK574somh2okhg2lwdahfdw9hq0` FOREIGN KEY (`company_id`) REFERENCES `Company` (`id`),</text:span></text:p>
            <text:p text:style-name="P1"><text:span text:style-name="T3"><text:s text:c="2"/></text:span><text:span text:style-name="T3">CONSTRAINT `FK6td2bn6t9d1emtl28485r2ph4` FOREIGN KEY (`superDepartment_id`) REFERENCES `Department` (`id`)</text:span></text:p>
            <text:p text:style-name="P1"><text:span text:style-name="T3">) ENGINE=InnoDB DEFAULT CHARSET=latin1;</text:span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6.067cm" svg:height="12.074cm" svg:x="80.954cm" svg:y="54.329cm">
            <draw:text-box>
              <text:p text:style-name="P3"><text:span text:style-name="T2">SQL/DDL</text:span></text:p>
            </draw:text-box>
          </draw:frame>
        </draw:g>
        <draw:custom-shape draw:style-name="gr5" draw:text-style-name="P6" draw:layer="layout" svg:width="35.2cm" svg:height="3.8cm" svg:x="41.921cm" svg:y="58.465cm">
          <text:p text:style-name="P3"><text:span text:style-name="T4">Corresponden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35.2cm" svg:height="3.8cm" svg:x="41.921cm" svg:y="21.838cm">
          <text:p text:style-name="P3"><text:span text:style-name="T4">Corresponden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14.998cm" svg:height="3.8cm" draw:transform="rotate (1.5707963267949) translate (31.954cm 49.436cm)">
          <text:p text:style-name="P3"><text:span text:style-name="T4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14.998cm" svg:height="3.8cm" draw:transform="rotate (1.5707963267949) translate (87.033cm 49.436cm)">
          <text:p text:style-name="P3"><text:span text:style-name="T4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1.512cm" svg:height="3.8cm" draw:transform="skewX (-8.5128258143561E-017) rotate (0.785398163397448) translate (39.409cm 52.896cm)">
          <text:p text:style-name="P3"><text:span text:style-name="T5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1.512cm" svg:height="3.8cm" draw:transform="skewX (-8.5128258143561E-017) rotate (0.785398163397448) translate (68.96cm 36.646cm)">
          <text:p text:style-name="P3"><text:span text:style-name="T5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1.512cm" svg:height="3.8cm" draw:transform="skewX (1.70256516287122E-016) rotate (-0.785398163397449) translate (42.096cm 28.506cm)">
          <text:p text:style-name="P3"><text:span text:style-name="T5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1.512cm" svg:height="3.8cm" draw:transform="skewX (1.70256516287122E-016) rotate (-0.785398163397449) translate (71.647cm 44.756cm)">
          <text:p text:style-name="P3"><text:span text:style-name="T5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15cm" svg:height="4.1cm" draw:transform="rotate (-1.5707963267949) translate (27.8cm 34.5cm)">
          <text:p text:style-name="P3"><text:span text:style-name="T4">ConformsT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g>
          <draw:custom-shape draw:style-name="gr10" draw:text-style-name="P8" xml:id="id7" draw:id="id7" draw:layer="layout" svg:width="10.255cm" svg:height="12.758cm" svg:x="10.7cm" svg:y="64.942cm">
            <text:p text:style-name="P3"><text:span text:style-name="T6">DomainModel</text:span></text:p>
            <text:p text:style-name="P3"><text:span text:style-name="T6">.xm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1" draw:text-style-name="P9" xml:id="id1" draw:id="id1" draw:layer="layout" svg:width="10.255cm" svg:height="12.758cm" svg:x="32.391cm" svg:y="45.038cm">
            <text:p text:style-name="P3"><text:span text:style-name="T4">DomainModel</text:span></text:p>
            <text:p text:style-name="P3"><text:span text:style-name="T4">.java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1" draw:text-style-name="P9" xml:id="id6" draw:id="id6" draw:layer="layout" svg:width="10.255cm" svg:height="12.758cm" svg:x="10.7cm" svg:y="45.038cm">
            <text:p text:style-name="P3"><text:span text:style-name="T4">DomainModel</text:span></text:p>
            <text:p text:style-name="P3"><text:span text:style-name="T4">.xsd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1" draw:text-style-name="P9" xml:id="id2" draw:id="id2" draw:layer="layout" svg:width="10.255cm" svg:height="12.758cm" svg:x="67.92cm" svg:y="55.502cm">
            <text:p text:style-name="P3"><text:span text:style-name="T4">DomainModel</text:span></text:p>
            <text:p text:style-name="P3"><text:span text:style-name="T4">.hbm.xm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1" draw:text-style-name="P9" xml:id="id3" draw:id="id3" draw:layer="layout" svg:width="10.255cm" svg:height="12.758cm" svg:x="83.461cm" svg:y="45.038cm">
            <text:p text:style-name="P3"><text:span text:style-name="T4">DomainModel</text:span></text:p>
            <text:p text:style-name="P3"><text:span text:style-name="T4">.ddl.sq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" draw:text-style-name="P8" xml:id="id5" draw:id="id5" draw:layer="layout" svg:width="10.255cm" svg:height="12.758cm" svg:x="98.2cm" svg:y="64.942cm">
            <text:p text:style-name="P3"><text:span text:style-name="T6">DomainModel</text:span></text:p>
            <text:p text:style-name="P3"><text:span text:style-name="T6">.dml.sq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" draw:text-style-name="P8" xml:id="id4" draw:id="id4" draw:layer="layout" svg:width="10.255cm" svg:height="12.758cm" svg:x="47.855cm" svg:y="64.942cm">
            <text:p text:style-name="P3"><text:span text:style-name="T6">DomainModel</text:span></text:p>
            <text:p text:style-name="P3"><text:span text:style-name="T6">.class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" draw:text-style-name="P10" xml:id="id8" draw:id="id8" draw:layer="layout" svg:width="10.255cm" svg:height="12.758cm" svg:x="10.7cm" svg:y="27.729cm">
            <text:p text:style-name="P3"><text:span text:style-name="T4">XMLSchema</text:span></text:p>
            <text:p text:style-name="P3"><text:span text:style-name="T4">.xsd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3" draw:text-style-name="P6" xml:id="id9" draw:id="id9" draw:layer="layout" svg:width="10.254cm" svg:height="12.758cm" svg:x="32.391cm" svg:y="27.729cm">
            <text:p text:style-name="P3"><text:span text:style-name="T4">Java</text:span></text:p>
            <text:p text:style-name="P3"><text:span text:style-name="T4">.definiton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" draw:text-style-name="P10" xml:id="id11" draw:id="id11" draw:layer="layout" svg:width="10.255cm" svg:height="12.758cm" svg:x="67.92cm" svg:y="27.729cm">
            <text:p text:style-name="P3"><text:span text:style-name="T4">Hibernate</text:span></text:p>
            <text:p text:style-name="P3"><text:span text:style-name="T4">Mapping</text:span></text:p>
            <text:p text:style-name="P3"><text:span text:style-name="T4">.xsd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6" xml:id="id12" draw:id="id12" draw:layer="layout" svg:width="10.255cm" svg:height="12.758cm" svg:x="83.461cm" svg:y="5.467cm">
            <text:p text:style-name="P3"><text:span text:style-name="T4">SQLDDL</text:span></text:p>
            <text:p text:style-name="P3"><text:span text:style-name="T4">.definition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6" xml:id="id10" draw:id="id10" draw:layer="layout" svg:width="10.255cm" svg:height="12.758cm" svg:x="47.855cm" svg:y="27.729cm">
            <text:p text:style-name="P3"><text:span text:style-name="T4">JavaBytecode</text:span></text:p>
            <text:p text:style-name="P3"><text:span text:style-name="T4">.definiton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15" draw:text-style-name="P11" draw:layer="layout" draw:line-skew="8.072cm" svg:x1="42.646cm" svg:y1="51.417cm" svg:x2="67.92cm" svg:y2="61.881cm" draw:start-shape="id1" draw:start-glue-point="7" draw:end-shape="id2" svg:d="M42646 51417h20709v10464h4565" svg:viewBox="0 0 25275 10465">
            <text:p/>
          </draw:connector>
          <draw:custom-shape draw:style-name="gr14" draw:text-style-name="P6" xml:id="id13" draw:id="id13" draw:layer="layout" svg:width="10.255cm" svg:height="12.758cm" svg:x="98.2cm" svg:y="5.467cm">
            <text:p text:style-name="P3"><text:span text:style-name="T4">SQLDML</text:span></text:p>
            <text:p text:style-name="P3"><text:span text:style-name="T4">.definition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15" draw:text-style-name="P11" draw:layer="layout" svg:x1="42.646cm" svg:y1="51.417cm" svg:x2="83.461cm" svg:y2="51.417cm" draw:start-shape="id1" draw:start-glue-point="7" draw:end-shape="id3" draw:end-glue-point="5" svg:d="M42646 51417h40815" svg:viewBox="0 0 40816 1">
            <text:p/>
          </draw:connector>
          <draw:connector draw:style-name="gr15" draw:text-style-name="P11" draw:layer="layout" draw:line-skew="0.415cm" svg:x1="67.92cm" svg:y1="61.881cm" svg:x2="58.11cm" svg:y2="71.321cm" draw:start-shape="id2" draw:start-glue-point="5" draw:end-shape="id4" draw:end-glue-point="7" svg:d="M67920 61881h-4490v9440h-5320" svg:viewBox="0 0 9811 9441">
            <text:p/>
          </draw:connector>
          <draw:connector draw:style-name="gr15" draw:text-style-name="P11" draw:layer="layout" svg:x1="58.11cm" svg:y1="71.321cm" svg:x2="98.2cm" svg:y2="71.321cm" draw:start-shape="id4" draw:start-glue-point="7" draw:end-shape="id5" draw:end-glue-point="5" svg:d="M58110 71321h40090" svg:viewBox="0 0 40091 1">
            <text:p/>
          </draw:connector>
          <draw:connector draw:style-name="gr15" draw:text-style-name="P11" draw:layer="layout" svg:x1="20.955cm" svg:y1="51.417cm" svg:x2="32.391cm" svg:y2="51.417cm" draw:start-shape="id6" draw:start-glue-point="7" draw:end-shape="id1" draw:end-glue-point="5" svg:d="M20955 51417h11436" svg:viewBox="0 0 11437 1">
            <text:p/>
          </draw:connector>
          <draw:connector draw:style-name="gr15" draw:text-style-name="P11" draw:layer="layout" svg:x1="20.955cm" svg:y1="71.321cm" svg:x2="47.855cm" svg:y2="71.321cm" draw:start-shape="id7" draw:start-glue-point="7" draw:end-shape="id4" svg:d="M20955 71321h26900" svg:viewBox="0 0 26901 1">
            <text:p/>
          </draw:connector>
          <draw:connector draw:style-name="gr15" draw:text-style-name="P11" draw:layer="layout" draw:line-skew="-7.23cm" svg:x1="20.955cm" svg:y1="51.417cm" svg:x2="47.855cm" svg:y2="71.321cm" draw:start-shape="id6" draw:start-glue-point="7" draw:end-shape="id4" draw:end-glue-point="5" svg:d="M20955 51417h6220v19904h20680" svg:viewBox="0 0 26901 19905">
            <text:p/>
          </draw:connector>
          <draw:connector draw:style-name="gr16" draw:text-style-name="P11" draw:layer="layout" svg:x1="15.828cm" svg:y1="40.487cm" svg:x2="15.828cm" svg:y2="45.038cm" draw:start-shape="id8" draw:start-glue-point="6" draw:end-shape="id6" draw:end-glue-point="4" svg:d="M15828 40487v4551" svg:viewBox="0 0 1 4552">
            <text:p/>
          </draw:connector>
          <draw:connector draw:style-name="gr16" draw:text-style-name="P11" draw:layer="layout" svg:x1="37.518cm" svg:y1="40.487cm" svg:x2="37.519cm" svg:y2="45.038cm" draw:start-shape="id9" draw:start-glue-point="6" draw:end-shape="id1" draw:end-glue-point="4" svg:d="M37518 40487v2276h1v2275" svg:viewBox="0 0 2 4552">
            <text:p/>
          </draw:connector>
          <draw:connector draw:style-name="gr16" draw:text-style-name="P11" draw:layer="layout" svg:x1="52.983cm" svg:y1="40.487cm" svg:x2="52.983cm" svg:y2="64.942cm" draw:start-shape="id10" draw:start-glue-point="6" draw:end-shape="id4" draw:end-glue-point="4" svg:d="M52983 40487v24455" svg:viewBox="0 0 1 24456">
            <text:p/>
          </draw:connector>
          <draw:connector draw:style-name="gr16" draw:text-style-name="P11" draw:layer="layout" svg:x1="73.048cm" svg:y1="40.487cm" svg:x2="73.048cm" svg:y2="55.502cm" draw:start-shape="id11" draw:start-glue-point="6" draw:end-shape="id2" draw:end-glue-point="4" svg:d="M73048 40487v15015" svg:viewBox="0 0 1 15016">
            <text:p/>
          </draw:connector>
          <draw:connector draw:style-name="gr16" draw:text-style-name="P11" draw:layer="layout" svg:x1="88.589cm" svg:y1="18.225cm" svg:x2="88.588cm" svg:y2="45.038cm" draw:start-shape="id12" draw:start-glue-point="6" draw:end-shape="id3" svg:d="M88589 18225v13407h-1v13406" svg:viewBox="0 0 2 26814">
            <text:p/>
          </draw:connector>
          <draw:connector draw:style-name="gr16" draw:text-style-name="P11" draw:layer="layout" svg:x1="103.328cm" svg:y1="18.225cm" svg:x2="103.328cm" svg:y2="64.942cm" draw:start-shape="id13" draw:start-glue-point="6" draw:end-shape="id5" draw:end-glue-point="4" svg:d="M103328 18225v46717" svg:viewBox="0 0 1 46718">
            <text:p/>
          </draw:connector>
          <draw:connector draw:style-name="gr16" draw:text-style-name="P11" draw:layer="layout" svg:x1="15.827cm" svg:y1="57.796cm" svg:x2="15.828cm" svg:y2="64.942cm" draw:start-shape="id6" draw:end-shape="id7" draw:end-glue-point="4" svg:d="M15827 57796v3574h1v3572" svg:viewBox="0 0 2 7147">
            <text:p/>
          </draw:connector>
          <draw:connector draw:style-name="gr16" draw:text-style-name="P11" draw:layer="layout" svg:x1="37.519cm" svg:y1="57.796cm" svg:x2="52.983cm" svg:y2="64.942cm" draw:start-shape="id1" draw:start-glue-point="6" draw:end-shape="id4" draw:end-glue-point="4" svg:d="M37519 57796v3574h15464v3572" svg:viewBox="0 0 15465 7147">
            <text:p/>
          </draw:connector>
          <draw:custom-shape draw:style-name="gr17" draw:text-style-name="P6" xml:id="id14" draw:id="id14" draw:layer="layout" svg:width="10.254cm" svg:height="12.758cm" svg:x="10.7cm" svg:y="5.467cm">
            <text:p text:style-name="P3"><text:span text:style-name="T4">XML</text:span></text:p>
            <text:p text:style-name="P3"><text:span text:style-name="T4">.definiton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16" draw:text-style-name="P11" draw:layer="layout" svg:x1="15.827cm" svg:y1="18.225cm" svg:x2="15.828cm" svg:y2="27.729cm" draw:start-shape="id14" draw:end-shape="id8" draw:end-glue-point="4" svg:d="M15827 18225v4752h1v4752" svg:viewBox="0 0 2 9505">
            <text:p/>
          </draw:connector>
          <draw:connector draw:style-name="gr16" draw:text-style-name="P11" draw:layer="layout" draw:line-skew="0.072cm" svg:x1="15.827cm" svg:y1="18.225cm" svg:x2="73.048cm" svg:y2="27.729cm" draw:start-shape="id14" draw:end-shape="id11" draw:end-glue-point="4" svg:d="M15827 18225v4824h57221v4680" svg:viewBox="0 0 57222 9505">
            <text:p/>
          </draw:connector>
          <draw:g>
            <draw:custom-shape draw:style-name="gr18" draw:text-style-name="P12" draw:layer="layout" svg:width="31.3cm" svg:height="12.1cm" svg:x="36.98cm" svg:y="5.79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6" draw:text-style-name="P11" draw:layer="layout" svg:x1="39.28cm" svg:y1="11.802cm" svg:x2="49.773cm" svg:y2="11.87cm" svg:d="M39280 11802h5247v68h5246" svg:viewBox="0 0 10494 69">
              <text:p/>
            </draw:connector>
            <draw:connector draw:style-name="gr15" draw:text-style-name="P11" draw:layer="layout" svg:x1="39.18cm" svg:y1="14.153cm" svg:x2="50.398cm" svg:y2="14.153cm" svg:d="M39180 14153h11218" svg:viewBox="0 0 11219 1">
              <text:p/>
            </draw:connector>
            <draw:frame draw:style-name="gr19" draw:text-style-name="P13" draw:layer="layout" svg:width="12.6cm" svg:height="2.35cm" svg:x="50.68cm" svg:y="10.758cm">
              <draw:text-box>
                <text:p text:style-name="P1"><text:span text:style-name="T7">Conformance</text:span></text:p>
              </draw:text-box>
            </draw:frame>
            <draw:frame draw:style-name="gr20" draw:text-style-name="P14" draw:layer="layout" svg:width="14.9cm" svg:height="2.351cm" svg:x="50.28cm" svg:y="13.021cm">
              <draw:text-box>
                <text:p><text:span text:style-name="T7">Correspondece</text:span></text:p>
              </draw:text-box>
            </draw:frame>
            <draw:frame draw:style-name="gr20" draw:text-style-name="P14" draw:layer="layout" svg:width="14.9cm" svg:height="2.351cm" svg:x="35.38cm" svg:y="7.885cm">
              <draw:text-box>
                <text:p><text:span text:style-name="T7">Legend: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886cm" fo:page-height="84.1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7-06-02T09:52:39.974309410</meta:creation-date>
    <dc:date>2017-06-18T15:59:24.240985717</dc:date>
    <dc:creator>Maximilian Meffert</dc:creator>
    <meta:editing-duration>PT1H37M32S</meta:editing-duration>
    <meta:editing-cycles>10</meta:editing-cycles>
    <meta:generator>LibreOffice/5.1.6.2$Linux_X86_64 LibreOffice_project/10m0$Build-2</meta:generator>
    <meta:document-statistic meta:object-count="63"/>
  </office:meta>
</office:document-meta>
</file>